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Porree-Kartoffel-Eintopf mit Curr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rtoffeln</text:p>
          </table:table-cell>
          <table:table-cell table:formula="of:=6/4*[.$B$3]" office:value-type="float" office:value="6" calcext:value-type="float">
            <text:p>6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ree</text:p>
          </table:table-cell>
          <table:table-cell table:formula="of:=1/2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rypulver</text:p>
          </table:table-cell>
          <table:table-cell table:formula="of:=1/4*[.$B$3]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1000/8*[.$B$3]"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ischkäse</text:p>
          </table:table-cell>
          <table:table-cell table:formula="of:=100/4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Den Porree waschen und in Ringe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Die Kartoffeln schälen und würfel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Das Öl in einem großen Topf erhitzen. Den Porree darin anbraten, mit Curry bestäuben und zusammen etwas anrös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Kartoffeln hinzugeben, ebenso die Brühe und alles köcheln lassen, bis die Kartoffeln gar sind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Den Porree und die Kartoffeln stampfen oder pürieren, den Frischkäse unterrühren. Zum Schluss mit Salz und Pfeffer abschmecken. </text:p>
          </table:table-cell>
          <table:table-cell table:style-name="ce3" table:number-columns-repeated="7"/>
        </table:table-row>
        <table:table-row table:style-name="ro2" table:number-rows-repeated="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10:37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12-01T14:15:16.826000000</dc:date>
    <meta:editing-duration>PT40M1S</meta:editing-duration>
    <meta:editing-cycles>13</meta:editing-cycles>
    <meta:document-statistic meta:table-count="1" meta:cell-count="24" meta:object-count="0"/>
  </office:meta>
</office:document-meta>
</file>